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office:value-type="string">
            <text:p>Xander ben Shari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office:value-type="string">
            <text:p>Venclaw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office:value-type="string">
            <text:p>Reyan Vannis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office:value-type="string">
            <text:p>Xuiop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office:value-type="string">
            <text:p>Issac Filip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office:value-type="string">
            <text:p>Nike J'Tail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office:value-type="string">
            <text:p>Killrick Emm Glas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office:value-type="string">
            <text:p>Yassir Cassindil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office:value-type="string">
            <text:p>Raam ben Yaaro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03">
            <text:p>0.03</text:p>
          </table:table-cell>
          <table:table-cell table:formula="of:=[.D177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Sommin Galta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09">
            <text:p>0.09</text:p>
          </table:table-cell>
          <table:table-cell table:formula="of:=[.D178]*[.E$175]" office:value-type="float" office:value="2313.18">
            <text:p>2313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Omar Finika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14">
            <text:p>0.14</text:p>
          </table:table-cell>
          <table:table-cell table:formula="of:=[.D179]*[.E$175]" office:value-type="float" office:value="3598.28">
            <text:p>3598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Whithir Drum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/>
          <table:table-cell office:value-type="string">
            <text:p>Tyian Granch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Hakiral, the Cobalt Dagger, of Ezekimeela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7">01/17/2024</text:date>, <text:time>18:2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4H1M36S</meta:editing-duration>
    <meta:editing-cycles>14</meta:editing-cycles>
    <meta:generator>OpenOffice/4.1.14$Win32 OpenOffice.org_project/4114m1$Build-9811</meta:generator>
    <dc:date>2024-01-17T18:26:11.55</dc:date>
    <meta:document-statistic meta:table-count="3" meta:cell-count="814" meta:object-count="0"/>
  </office:meta>
</office:document-meta>
</file>